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 Mono" fo:font-size="10pt"/>
    </style:style>
    <style:style style:name="P3" style:family="paragraph">
      <loext:graphic-properties draw:fill="none"/>
      <style:paragraph-properties fo:text-align="center"/>
      <style:text-properties style:font-name="Ubuntu Mono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Ubuntu Mono" fo:font-size="20pt" style:font-size-asian="20pt" style:font-size-complex="20pt"/>
    </style:style>
    <style:style style:name="P6" style:family="paragraph">
      <style:paragraph-properties fo:text-align="center"/>
      <style:text-properties style:font-name="Ubuntu Mono" fo:font-size="10pt"/>
    </style:style>
    <style:style style:name="T1" style:family="text">
      <style:text-properties style:font-name="Ubuntu Mono" fo:font-size="10pt"/>
    </style:style>
    <style:style style:name="T2" style:family="text">
      <style:text-properties style:font-name="Ubuntu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5cm" svg:height="1.2cm" svg:x="1.1cm" svg:y="1.1cm">
          <text:p text:style-name="P1"><text:span text:style-name="T1">DC_IN</text:span></text:p>
          <text:p text:style-name="P1"><text:span text:style-name="T1">6-36V D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cm" svg:height="1.2cm" svg:x="3.6cm" svg:y="3.5cm">
          <text:p text:style-name="P1"><text:span text:style-name="T1">DC_DC</text:span></text:p>
          <text:p text:style-name="P1"><text:span text:style-name="T1">5V/5A out</text:span></text:p>
          <text:p text:style-name="P1"><text:span text:style-name="T1">TI TPS54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cm" svg:height="1.2cm" svg:x="6.1cm" svg:y="5.9cm">
          <text:p text:style-name="P1"><text:span text:style-name="T1">BAT_CHG0</text:span></text:p>
          <text:p text:style-name="P1"><text:span text:style-name="T1">LTC40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2cm" svg:x="6.1cm" svg:y="8.3cm">
          <text:p text:style-name="P1"><text:span text:style-name="T1">BAT_CHG1</text:span></text:p>
          <text:p text:style-name="P1"><text:span text:style-name="T1">LTC40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5cm" svg:height="1.2cm" svg:x="23.7cm" svg:y="14.3cm">
          <text:p text:style-name="P1"><text:span text:style-name="T1">AUDIO CODEC</text:span></text:p>
          <text:p text:style-name="P1"><text:span text:style-name="T1">TLV320AIC31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2cm" svg:x="11.1cm" svg:y="5.9cm">
          <text:p text:style-name="P1"><text:span text:style-name="T1">BATT_01</text:span></text:p>
          <text:p text:style-name="P1"><text:span text:style-name="T1">NiMH/NiC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cm" svg:height="1.2cm" svg:x="11.1cm" svg:y="8.3cm">
          <text:p text:style-name="P1"><text:span text:style-name="T1">BATT_23</text:span></text:p>
          <text:p text:style-name="P1"><text:span text:style-name="T1">NiMH/NiC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6cm" svg:y1="1.7cm" svg:x2="4.85cm" svg:y2="3.5cm" draw:start-shape="id1" draw:start-glue-point="1" draw:end-shape="id2" draw:end-glue-point="0" svg:d="M3600 1700h1250v1800" svg:viewBox="0 0 1251 1801">
          <text:p/>
        </draw:connector>
        <draw:connector draw:style-name="gr2" draw:text-style-name="P3" draw:layer="layout" svg:x1="4.85cm" svg:y1="4.7cm" svg:x2="6.1cm" svg:y2="6.5cm" draw:start-shape="id2" draw:start-glue-point="2" draw:end-shape="id3" draw:end-glue-point="3" svg:d="M4850 4700v1800h1250" svg:viewBox="0 0 1251 1801">
          <text:p/>
        </draw:connector>
        <draw:connector draw:style-name="gr2" draw:text-style-name="P3" draw:layer="layout" svg:x1="4.85cm" svg:y1="4.7cm" svg:x2="6.1cm" svg:y2="8.9cm" draw:start-shape="id2" draw:start-glue-point="2" draw:end-shape="id4" draw:end-glue-point="3" svg:d="M4850 4700v4200h1250" svg:viewBox="0 0 1251 4201">
          <text:p/>
        </draw:connector>
        <draw:connector draw:style-name="gr3" draw:text-style-name="P3" draw:layer="layout" svg:x1="8.6cm" svg:y1="6.5cm" svg:x2="11.1cm" svg:y2="6.5cm" svg:d="M8600 6500h2500" svg:viewBox="0 0 2501 1">
          <text:p/>
        </draw:connector>
        <draw:connector draw:style-name="gr3" draw:text-style-name="P3" draw:layer="layout" svg:x1="8.6cm" svg:y1="8.9cm" svg:x2="11.1cm" svg:y2="8.9cm" draw:start-shape="id4" draw:start-glue-point="1" draw:end-shape="id5" draw:end-glue-point="3" svg:d="M8600 8900h2500" svg:viewBox="0 0 2501 1">
          <text:p/>
        </draw:connector>
        <draw:custom-shape draw:style-name="gr1" draw:text-style-name="P2" xml:id="id7" draw:id="id7" draw:layer="layout" svg:width="2.5cm" svg:height="1.2cm" svg:x="13.6cm" svg:y="10.7cm">
          <text:p text:style-name="P1"><text:span text:style-name="T1">SW_5V_BAT</text:span></text:p>
          <text:p text:style-name="P1"><text:span text:style-name="T1">TI TPS212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899cm" svg:x1="3.6cm" svg:y1="4.1cm" svg:x2="3.6cm" svg:y2="12.5cm" draw:start-shape="id2" draw:start-glue-point="3" draw:end-shape="id6" draw:end-glue-point="3" svg:d="M3600 4100h-1400v8400h1400" svg:viewBox="0 0 1401 8401">
          <text:p/>
        </draw:connector>
        <draw:connector draw:style-name="gr2" draw:text-style-name="P3" draw:layer="layout" draw:line-skew="-0.099cm" svg:x1="7.35cm" svg:y1="5.9cm" svg:x2="14.85cm" svg:y2="10.7cm" draw:start-shape="id3" draw:start-glue-point="0" draw:end-shape="id7" svg:d="M7350 5900v-600h7500v5400" svg:viewBox="0 0 7501 5401">
          <text:p/>
        </draw:connector>
        <draw:connector draw:style-name="gr2" draw:text-style-name="P3" draw:layer="layout" svg:x1="7.35cm" svg:y1="9.5cm" svg:x2="13.6cm" svg:y2="11.3cm" draw:start-shape="id4" draw:start-glue-point="2" draw:end-shape="id7" draw:end-glue-point="3" svg:d="M7350 9500v1800h6250" svg:viewBox="0 0 6251 1801">
          <text:p/>
        </draw:connector>
        <draw:custom-shape draw:style-name="gr1" draw:text-style-name="P2" xml:id="id6" draw:id="id6" draw:layer="layout" svg:width="2.5cm" svg:height="1.2cm" svg:x="3.6cm" svg:y="11.9cm">
          <text:p text:style-name="P1"><text:span text:style-name="T1">SW_5V_MAIN</text:span></text:p>
          <text:p text:style-name="P1"><text:span text:style-name="T1">TI TPS212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85cm" svg:y1="11.9cm" svg:x2="6.1cm" svg:y2="12.5cm" draw:start-shape="id7" draw:start-glue-point="2" draw:end-shape="id6" draw:end-glue-point="1" svg:d="M14850 11900v600h-8750" svg:viewBox="0 0 8751 601">
          <text:p/>
        </draw:connector>
        <draw:custom-shape draw:style-name="gr1" draw:text-style-name="P2" xml:id="id8" draw:id="id8" draw:layer="layout" svg:width="2.5cm" svg:height="1.2cm" svg:x="13.7cm" svg:y="14.3cm">
          <text:p text:style-name="P1"><text:span text:style-name="T1">DC_DC</text:span></text:p>
          <text:p text:style-name="P1"><text:span text:style-name="T1">3,3V/1,5A</text:span></text:p>
          <text:p text:style-name="P1"><text:span text:style-name="T1">TI TPS621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cm" svg:height="1.2cm" svg:x="18.7cm" svg:y="14.3cm">
          <text:p text:style-name="P1"><text:span text:style-name="T1">DC_DC</text:span></text:p>
          <text:p text:style-name="P1"><text:span text:style-name="T1">1,8V/0,15A</text:span></text:p>
          <text:p text:style-name="P1"><text:span text:style-name="T1">Micrel MIC5247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85cm" svg:y1="13.1cm" svg:x2="13.7cm" svg:y2="14.9cm" draw:start-shape="id6" draw:start-glue-point="2" draw:end-shape="id8" draw:end-glue-point="3" svg:d="M4850 13100v1800h8850" svg:viewBox="0 0 8851 1801">
          <text:p/>
        </draw:connector>
        <draw:connector draw:style-name="gr2" draw:text-style-name="P3" draw:layer="layout" svg:x1="16.2cm" svg:y1="14.9cm" svg:x2="18.7cm" svg:y2="14.9cm" draw:start-shape="id8" draw:start-glue-point="1" draw:end-shape="id9" draw:end-glue-point="3" svg:d="M16200 14900h2500" svg:viewBox="0 0 2501 1">
          <text:p/>
        </draw:connector>
        <draw:connector draw:style-name="gr2" draw:text-style-name="P3" draw:layer="layout" svg:x1="21.2cm" svg:y1="14.9cm" svg:x2="23.7cm" svg:y2="14.9cm" draw:start-shape="id9" draw:start-glue-point="1" draw:end-shape="id10" svg:d="M21200 14900h2500" svg:viewBox="0 0 2501 1">
          <text:p/>
        </draw:connector>
        <draw:custom-shape draw:style-name="gr1" draw:text-style-name="P2" xml:id="id11" draw:id="id11" draw:layer="layout" svg:width="2.5cm" svg:height="1.2cm" svg:x="16.2cm" svg:y="16.7cm">
          <text:p text:style-name="P1"><text:span text:style-name="T1">CM3L_CONN</text:span></text:p>
          <text:p text:style-name="P1"><text:span text:style-name="T1">Raspberry Pi</text:span></text:p>
          <text:p text:style-name="P1"><text:span text:style-name="T1">Compute Modu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5cm" svg:height="1.2cm" svg:x="1.1cm" svg:y="14.3cm">
          <text:p text:style-name="P1"><text:span text:style-name="T1">USB_PR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5cm" svg:height="1.2cm" svg:x="33.4cm" svg:y="3.6cm">
          <text:p text:style-name="P1"><text:span text:style-name="T1">SD_DATA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4.95cm" svg:y1="15.5cm" svg:x2="16.2cm" svg:y2="17.3cm" draw:start-shape="id8" draw:start-glue-point="2" draw:end-shape="id11" draw:end-glue-point="3" svg:d="M14950 15500v1800h1250" svg:viewBox="0 0 1251 1801">
          <text:p/>
        </draw:connector>
        <draw:custom-shape draw:style-name="gr1" draw:text-style-name="P2" xml:id="id19" draw:id="id19" draw:layer="layout" svg:width="2.5cm" svg:height="1.2cm" svg:x="28.4cm" svg:y="1.2cm">
          <text:p text:style-name="P1"><text:span text:style-name="T1">CM3L_CONN</text:span></text:p>
          <text:p text:style-name="P1"><text:span text:style-name="T1">Raspberry Pi</text:span></text:p>
          <text:p text:style-name="P1"><text:span text:style-name="T1">Compute Modu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5cm" svg:height="1.2cm" svg:x="1.1cm" svg:y="16.7cm">
          <text:p text:style-name="P1"><text:span text:style-name="T1">5VDC_PR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5cm" svg:height="1.2cm" svg:x="11.3cm" svg:y="19.1cm">
          <text:p text:style-name="P1"><text:span text:style-name="T1">SD_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5cm" svg:height="1.2cm" svg:x="16.2cm" svg:y="19.1cm">
          <text:p text:style-name="P1"><text:span text:style-name="T1">SD_BOO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4.95cm" svg:y1="15.5cm" svg:x2="13.8cm" svg:y2="19.7cm" draw:start-shape="id8" draw:start-glue-point="2" draw:end-shape="id12" draw:end-glue-point="1" svg:d="M14950 15500v4200h-1150" svg:viewBox="0 0 1151 4201">
          <text:p/>
        </draw:connector>
        <draw:connector draw:style-name="gr2" draw:text-style-name="P4" draw:layer="layout" svg:x1="14.95cm" svg:y1="15.5cm" svg:x2="16.2cm" svg:y2="19.7cm" draw:start-shape="id8" draw:start-glue-point="2" draw:end-shape="id13" draw:end-glue-point="3" svg:d="M14950 15500v4200h1250" svg:viewBox="0 0 1251 4201">
          <text:p/>
        </draw:connector>
        <draw:connector draw:style-name="gr2" draw:text-style-name="P4" draw:layer="layout" svg:x1="4.85cm" svg:y1="13.1cm" svg:x2="3.6cm" svg:y2="14.9cm" draw:start-shape="id6" draw:start-glue-point="2" draw:end-shape="id14" draw:end-glue-point="1" svg:d="M4850 13100v1800h-1250" svg:viewBox="0 0 1251 1801">
          <text:p/>
        </draw:connector>
        <draw:connector draw:style-name="gr2" draw:text-style-name="P4" draw:layer="layout" svg:x1="4.85cm" svg:y1="13.1cm" svg:x2="3.6cm" svg:y2="17.3cm" draw:start-shape="id6" draw:start-glue-point="2" draw:end-shape="id15" draw:end-glue-point="1" svg:d="M4850 13100v4200h-1250" svg:viewBox="0 0 1251 4201">
          <text:p/>
        </draw:connector>
        <draw:custom-shape draw:style-name="gr1" draw:text-style-name="P2" xml:id="id24" draw:id="id24" draw:layer="layout" svg:width="2.5cm" svg:height="1.2cm" svg:x="33.4cm" svg:y="6cm">
          <text:p text:style-name="P1"><text:span text:style-name="T1">AUDIO_CODE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5cm" svg:height="1.2cm" svg:x="21.2cm" svg:y="17.9cm">
          <text:p text:style-name="P1"><text:span text:style-name="T1">CS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.5cm" svg:height="1.2cm" svg:x="21.2cm" svg:y="20.3cm">
          <text:p text:style-name="P1"><text:span text:style-name="T1">DS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5cm" svg:height="1.2cm" svg:x="16.2cm" svg:y="21.5cm">
          <text:p text:style-name="P1"><text:span text:style-name="T1">HDMI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4.95cm" svg:y1="15.5cm" svg:x2="21.2cm" svg:y2="18.5cm" draw:start-shape="id8" draw:start-glue-point="2" draw:end-shape="id16" draw:end-glue-point="3" svg:d="M14950 15500v3000h6250" svg:viewBox="0 0 6251 3001">
          <text:p/>
        </draw:connector>
        <draw:connector draw:style-name="gr2" draw:text-style-name="P4" draw:layer="layout" svg:x1="14.95cm" svg:y1="15.5cm" svg:x2="21.2cm" svg:y2="20.9cm" draw:start-shape="id8" draw:start-glue-point="2" draw:end-shape="id17" draw:end-glue-point="3" svg:d="M14950 15500v5400h6250" svg:viewBox="0 0 6251 5401">
          <text:p/>
        </draw:connector>
        <draw:connector draw:style-name="gr2" draw:text-style-name="P4" draw:layer="layout" svg:x1="14.95cm" svg:y1="15.5cm" svg:x2="16.2cm" svg:y2="22.1cm" draw:start-shape="id8" draw:start-glue-point="2" draw:end-shape="id18" draw:end-glue-point="3" svg:d="M14950 15500v6600h1250" svg:viewBox="0 0 1251 6601">
          <text:p/>
        </draw:connector>
        <draw:custom-shape draw:style-name="gr1" draw:text-style-name="P2" xml:id="id21" draw:id="id21" draw:layer="layout" svg:width="2.5cm" svg:height="1.2cm" svg:x="23.4cm" svg:y="3.6cm">
          <text:p text:style-name="P1"><text:span text:style-name="T1">DS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2.5cm" svg:height="1.2cm" svg:x="23.4cm" svg:y="6cm">
          <text:p text:style-name="P1"><text:span text:style-name="T1">USB_PRN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28.4cm" svg:y1="1.8cm" svg:x2="25.9cm" svg:y2="1.8cm" draw:start-shape="id19" draw:start-glue-point="3" draw:end-shape="id20" draw:end-glue-point="1" svg:d="M28400 1800h-2500" svg:viewBox="0 0 2501 1">
          <text:p/>
        </draw:connector>
        <draw:custom-shape draw:style-name="gr1" draw:text-style-name="P2" xml:id="id20" draw:id="id20" draw:layer="layout" svg:width="2.5cm" svg:height="1.2cm" svg:x="23.4cm" svg:y="1.2cm">
          <text:p text:style-name="P1"><text:span text:style-name="T1">HDMI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28.4cm" svg:y1="1.8cm" svg:x2="25.9cm" svg:y2="4.2cm" draw:start-shape="id19" draw:end-shape="id21" draw:end-glue-point="1" svg:d="M28400 1800h-1253v2400h-1247" svg:viewBox="0 0 2501 2401">
          <text:p/>
        </draw:connector>
        <draw:custom-shape draw:style-name="gr1" draw:text-style-name="P2" xml:id="id22" draw:id="id22" draw:layer="layout" svg:width="2.5cm" svg:height="1.2cm" svg:x="33.4cm" svg:y="1.2cm">
          <text:p text:style-name="P1"><text:span text:style-name="T1">SD_BOO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0.9cm" svg:y1="1.8cm" svg:x2="33.4cm" svg:y2="1.8cm" draw:start-shape="id19" draw:start-glue-point="1" draw:end-shape="id22" svg:d="M30900 1800h2500" svg:viewBox="0 0 2501 1">
          <text:p/>
        </draw:connector>
        <draw:connector draw:style-name="gr3" draw:text-style-name="P4" draw:layer="layout" svg:x1="30.9cm" svg:y1="1.8cm" svg:x2="33.4cm" svg:y2="4.2cm" draw:start-shape="id19" draw:start-glue-point="1" draw:end-shape="id23" draw:end-glue-point="3" svg:d="M30900 1800h1250v2400h1250" svg:viewBox="0 0 2501 2401">
          <text:p/>
        </draw:connector>
        <draw:connector draw:style-name="gr3" draw:text-style-name="P4" draw:layer="layout" svg:x1="30.9cm" svg:y1="1.8cm" svg:x2="33.4cm" svg:y2="6.6cm" draw:start-shape="id19" draw:start-glue-point="1" draw:end-shape="id24" draw:end-glue-point="3" svg:d="M30900 1800h1250v4800h1250" svg:viewBox="0 0 2501 4801">
          <text:p/>
        </draw:connector>
        <draw:custom-shape draw:style-name="gr1" draw:text-style-name="P2" xml:id="id25" draw:id="id25" draw:layer="layout" svg:width="2.5cm" svg:height="1.2cm" svg:x="28.4cm" svg:y="6cm">
          <text:p text:style-name="P1"><text:span text:style-name="T1">CSI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29.65cm" svg:y1="6cm" svg:x2="29.65cm" svg:y2="2.4cm" draw:start-shape="id25" draw:start-glue-point="0" draw:end-shape="id19" svg:d="M29650 6000v-3600" svg:viewBox="0 0 1 3601">
          <text:p/>
        </draw:connector>
        <draw:connector draw:style-name="gr2" draw:text-style-name="P4" draw:layer="layout" svg:x1="28.4cm" svg:y1="1.8cm" svg:x2="25.9cm" svg:y2="6.6cm" draw:start-shape="id19" draw:start-glue-point="3" draw:end-shape="id26" draw:end-glue-point="1" svg:d="M28400 1800h-1253v4800h-1247" svg:viewBox="0 0 2501 4801">
          <text:p/>
        </draw:connector>
        <draw:custom-shape draw:style-name="gr1" draw:text-style-name="P2" xml:id="id27" draw:id="id27" draw:layer="layout" svg:width="2.5cm" svg:height="1.2cm" svg:x="38.4cm" svg:y="4.8cm">
          <text:p text:style-name="P1"><text:span text:style-name="T1">AUDIO_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2.5cm" svg:height="1.2cm" svg:x="38.4cm" svg:y="7.2cm">
          <text:p text:style-name="P1"><text:span text:style-name="T1">AUDIO_I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34.65cm" svg:y1="6cm" svg:x2="38.4cm" svg:y2="5.4cm" draw:start-shape="id24" draw:start-glue-point="0" draw:end-shape="id27" svg:d="M34650 6000v-600h3750" svg:viewBox="0 0 3751 601">
          <text:p/>
        </draw:connector>
        <draw:connector draw:style-name="gr2" draw:text-style-name="P4" draw:layer="layout" svg:x1="39.65cm" svg:y1="7.2cm" svg:x2="35.9cm" svg:y2="6.6cm" draw:start-shape="id28" draw:start-glue-point="0" draw:end-shape="id24" svg:d="M39650 7200v-600h-3750" svg:viewBox="0 0 3751 601">
          <text:p/>
        </draw:connector>
        <draw:frame draw:style-name="gr4" draw:text-style-name="P5" draw:layer="layout" svg:width="13.5cm" svg:height="1.8cm" svg:x="25.9cm" svg:y="25.1cm">
          <draw:text-box>
            <text:p><text:span text:style-name="T2">Block </text:span><text:span text:style-name="T2">Diagr</text:span><text:span text:style-name="T2">am</text:span></text:p>
          </draw:text-box>
        </draw:frame>
        <draw:custom-shape draw:style-name="gr1" draw:text-style-name="P2" xml:id="id29" draw:id="id29" draw:layer="layout" svg:width="2.5cm" svg:height="1.2cm" svg:x="33.4cm" svg:y="8.4cm">
          <text:p text:style-name="P6">AUDIO_INOUT</text:p>
          <text:p text:style-name="P6">RJ-10/4p4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34.65cm" svg:y1="7.2cm" svg:x2="34.65cm" svg:y2="8.4cm" draw:start-shape="id24" draw:start-glue-point="2" draw:end-shape="id29" draw:end-glue-point="0" svg:d="M34650 72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03:19:57.628180853</meta:creation-date>
    <dc:date>2020-05-25T05:47:53.908521247</dc:date>
    <meta:editing-duration>PT8M10S</meta:editing-duration>
    <meta:editing-cycles>4</meta:editing-cycles>
    <meta:generator>LibreOffice/6.0.7.3$Linux_X86_64 LibreOffice_project/00m0$Build-3</meta:generator>
    <meta:document-statistic meta:object-count="61"/>
  </office:meta>
</office:document-meta>
</file>